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ShaderToy常见代码解释</text:title></text:p>
      <text:p text:style-name="OrgTitle"/>
      <text:p text:style-name="OrgSubtitle"><text:initial-creator>saltb0rn</text:initial-creator></text:p>
      <text:p text:style-name="OrgSubtitle"/>
      <text:p text:style-name="OrgSubtitle">2024-03-02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935c559">1. 计算片元在屏幕上的 UV 坐标</text:a></text:p>
        </text:index-body>
      </text:table-of-content>
      <text:p text:style-name="Text_20_body">这篇笔记主要是解释 <text:span text:style-name="OrgCode">ShaderToy</text:span> 上面常见的 <text:span text:style-name="OrgCode">Fragment Shader</text:span> 代码.
</text:p>
      <text:h text:style-name="Heading_20_1" text:outline-level="1" text:is-list-header="false">
<text:bookmark-start text:name="OrgXref.org935c559"/>
<text:bookmark text:name="org935c559"/>计算片元在屏幕上的 UV 坐标
<text:bookmark-end text:name="OrgXref.org935c559"/></text:h>
      <text:p text:style-name="Quotations">写于 2024/3/3
</text:p>
      <text:p text:style-name="Text_20_body"><text:span text:style-name="OrgCode">OpenGL</text:span> 的 <text:span text:style-name="OrgCode">UV</text:span> 坐标是一个左下角为原点, 向上为 <text:span text:style-name="OrgCode">$U$</text:span>, 向右为 <text:span text:style-name="OrgCode">$V$</text:span>, 且范围都是 <text:span text:style-name="OrgCode">$[0, 1]$</text:span> 的坐标系.
</text:p>
      <text:p text:style-name="Text_20_body">在 <text:span text:style-name="OrgCode">ShaderToy</text:span> 中, 人们把整个画面看作是一张大贴图, 片元就是该大贴图上面的一个纹理像素(texel).
</text:p>
      <text:p text:style-name="Text_20_body">理所当然的片元就有一个 <text:span text:style-name="OrgCode">UV</text:span> 坐标, 可以通过片元坐标 <text:span text:style-name="OrgCode">$gl\_fragCoord$</text:span> 和屏幕分辨率 <text:span text:style-name="OrgCode">$iResolution$</text:span> 计算出来.
</text:p>
      <text:p text:style-name="OrgSrcBlockLastLine"><text:span text:style-name="OrgSrcFontLockTypeFace">vec</text:span><text:span text:style-name="OrgSrcFontLockTypeFace">2</text:span><text:s/><text:span text:style-name="OrgSrcFontLockVariableNameFace">uv</text:span><text:s/>=<text:s/>gl_FragCoord.xy<text:s/>/<text:s/>iResolution.xy;<text:s/><text:span text:style-name="OrgSrcFontLockCommentDelimiterFace">//<text:s/></text:span><text:span text:style-name="OrgSrcFontLockCommentFace">[0.0,<text:s/>1.0]</text:span></text:p>
      <text:p text:style-name="Text_20_body">当要注意的是, 为了方便作图, 片元的 <text:span text:style-name="OrgCode">UV</text:span> 并非就要固定在 <text:span text:style-name="OrgCode">$[0.0, 1.0]$</text:span> 之间.
</text:p>
      <text:p text:style-name="Text_20_body">有时候为了方便作图, 会对 <text:span text:style-name="OrgCode">UV</text:span> 做一些列变换.
</text:p>
      <text:p text:style-name="Text_20_body">比如把纹理坐标空间的原点从左下角平移到中心,
</text:p>
      <text:p text:style-name="OrgSrcBlockLastLine"><text:span text:style-name="OrgSrcFontLockTypeFace">vec</text:span><text:span text:style-name="OrgSrcFontLockTypeFace">2</text:span><text:s/><text:span text:style-name="OrgSrcFontLockVariableNameFace">uv</text:span><text:s/>=<text:s/>(gl_FragCoord.xy<text:s/>/<text:s/>iResolution.xy)<text:s/>-<text:s/>0.5;<text:s/><text:span text:style-name="OrgSrcFontLockCommentDelimiterFace">//<text:s/></text:span><text:span text:style-name="OrgSrcFontLockCommentFace">[-0.5,<text:s/>0.5]</text:span></text:p>
      <text:p text:style-name="Quotations">其实从现在开始, 我们就已经把一个屏幕平均分成 4 份了.
</text:p>
      <text:p text:style-name="Text_20_body">把新的纹理坐标空间的范围拓展到 <text:span text:style-name="OrgCode">$[-1.0, 1.0]$</text:span>,
</text:p>
      <text:p text:style-name="OrgSrcBlock"><text:span text:style-name="OrgSrcFontLockTypeFace">vec</text:span><text:span text:style-name="OrgSrcFontLockTypeFace">2</text:span><text:s/><text:span text:style-name="OrgSrcFontLockVariableNameFace">uv</text:span><text:s/>=<text:s/>2<text:s/>*<text:s/>((gl_FragCoord.xy<text:s/>/<text:s/>iResolution.xy)<text:s/>-<text:s/>0.5);<text:s/><text:span text:style-name="OrgSrcFontLockCommentDelimiterFace">/</text:span><text:span text:style-name="OrgSrcFontLockCommentDelimiterFace">/<text:s/></text:span><text:span text:style-name="OrgSrcFontLockCommentFace">[-1.0,<text:s/>1.0]</text:span></text:p>
      <text:p text:style-name="OrgSrcBlock"><text:span text:style-name="OrgSrcFontLockCommentDelimiterFace">//<text:s/></text:span><text:span text:style-name="OrgSrcFontLockCommentFace">可简化成</text:span></text:p>
      <text:p text:style-name="OrgSrcBlockLastLine"><text:span text:style-name="OrgSrcFontLockTypeFace">v</text:span><text:span text:style-name="OrgSrcFontLockTypeFace">ec</text:span><text:span text:style-name="OrgSrcFontLockTypeFace">2</text:span><text:s/><text:span text:style-name="OrgSrcFontLockVariableNameFace">uv</text:span><text:s/>=<text:s/>2<text:s/>*<text:s/>(gl_FragCoord.xy<text:s/>/<text:s/>iResolution.xy)<text:s/>-<text:s/>1;</text:p>
      <text:p text:style-name="Text_20_body">到目前为止, 我们的 <text:span text:style-name="OrgCode">UV</text:span> 计算都是针对屏幕分辨率比例是一比一的情况.
</text:p>
      <text:p text:style-name="Text_20_body">在非一比一情况下绘制个圆形会导致圆变椭圆, 这是因为 <text:span text:style-name="Bold"><text:span text:style-name="OrgCode">$UV$</text:span> 两分量的范围比例和屏幕分辨率比例对不上</text:span>, 导致出现拉伸的情况.
</text:p>
      <text:p text:style-name="Text_20_body">解决方法很简单, 对长的那一方维度进行补偿,
</text:p>
      <text:p text:style-name="OrgSrcBlock"><text:span text:style-name="OrgSrcFontLockTypeFace">vec</text:span><text:span text:style-name="OrgSrcFontLockTypeFace">2</text:span><text:s/><text:span text:style-name="OrgSrcFontLockVariableNameFace">uv</text:span><text:s/>=<text:s/>2<text:s/>*<text:s/>(gl_FragCoord.xy<text:s/>/<text:s/>iResolution.xy)<text:s/>-<text:s/>1;<text:s/><text:span text:style-name="OrgSrcFontLockCommentDelimiterFace">/</text:span><text:span text:style-name="OrgSrcFontLockCommentDelimiterFace">/<text:s/></text:span><text:span text:style-name="OrgSrcFontLockCommentFace">[-1.0,<text:s/>1.0]</text:span></text:p>
      <text:p text:style-name="OrgSrcBlock"><text:span text:style-name="OrgSrcFontLockKeywordFace">i</text:span><text:span text:style-name="OrgSrcFontLockKeywordFace">f</text:span><text:s/>(iResolution.x<text:s/>&gt;<text:s/>iResolution.y)<text:s/>{</text:p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如果屏幕的<text:s/>X<text:s/>轴比<text:s/>Y<text:s/>轴长</text:span></text:p>
      <text:p text:style-name="OrgSrcBlock"><text:s/><text:s/>uv.x<text:s/>*=<text:s/>iResolution.x<text:s/>/<text:s/>iResolution.y;</text:p>
      <text:p text:style-name="OrgSrcBlock">}<text:s/><text:span text:style-name="OrgSrcFontLockKeywordFace">else</text:span><text:s/>{</text:p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如果屏幕的<text:s/>Y<text:s/>轴比<text:s/>X<text:s/>轴长,<text:s/>或两者相等</text:span></text:p>
      <text:p text:style-name="OrgSrcBlock"><text:s/><text:s/>uv.y<text:s/>*=<text:s/>iResolution.y<text:s/>/<text:s/>iResolution.x;</text:p>
      <text:p text:style-name="OrgSrcBlockLastLine">}</text:p>
      <text:p text:style-name="Text_20_body">到目前位置我相信大部分人都能看得懂, 但 <text:span text:style-name="OrgCode">ShaderToy</text:span> 上的例子大部分都是把这段代码简化成一句的.
</text:p>
      <text:p text:style-name="Text_20_body">现在来逐个分析,
</text:p>
      <text:p text:style-name="OrgSrcBlock"><text:span text:style-name="OrgSrcFontLockTypeFace">vec</text:span><text:span text:style-name="OrgSrcFontLockTypeFace">2</text:span><text:s/><text:span text:style-name="OrgSrcFontLockVariableNameFace">uv</text:span><text:s/>=<text:s/>2<text:s/>*<text:s/>(gl_FragCoord.xy<text:s/>/<text:s/>iResolution.xy)<text:s/>-<text:s/>1;</text:p>
      <text:p text:style-name="OrgSrcBlock"><text:span text:style-name="OrgSrcFontLockCommentDelimiterFace">/</text:span><text:span text:style-name="OrgSrcFontLockCommentDelimiterFace">*</text:span></text:p>
      <text:p text:style-name="OrgSrcBlock"><text:span text:style-name="OrgSrcFontLockCommentFace"><text:s/><text:s/>等同于</text:span></text:p>
      <text:p text:style-name="OrgSrcBlock"/>
      <text:p text:style-name="OrgSrcBlock"><text:span text:style-name="OrgSrcFontLockCommentFace"><text:s/><text:s/>uv<text:s/>=<text:s/>(2<text:s/>*<text:s/>gl_FragCoord.xy)<text:s/>/<text:s/>iResolution.xy<text:s/>-<text:s/>iResolution.xy<text:s/>/<text:s/>iResolution.xy</text:span></text:p>
      <text:p text:style-name="OrgSrcBlock"><text:span text:style-name="OrgSrcFontLockCommentFace"><text:s/><text:s/>uv<text:s/>=<text:s/>(2<text:s/>*<text:s/>gl_FragCoord.xy<text:s/>-<text:s/>iResolution.xy)<text:s/>/<text:s/>iResolution.xy</text:span></text:p>
      <text:p text:style-name="OrgSrcBlock"/>
      <text:p text:style-name="OrgSrcBlock"><text:span text:style-name="OrgSrcFontLockCommentFace"><text:s/><text:s/>同时可以拆开来看</text:span></text:p>
      <text:p text:style-name="OrgSrcBlock"/>
      <text:p text:style-name="OrgSrcBlock"><text:span text:style-name="OrgSrcFontLockCommentFace"><text:s/><text:s/>uv.x<text:s/>=<text:s/>(2<text:s/>*<text:s/>gl_FragCoord.x<text:s/>-<text:s/>iResolution.x)<text:s/>/<text:s/>iResolution.x</text:span></text:p>
      <text:p text:style-name="OrgSrcBlock"><text:span text:style-name="OrgSrcFontLockCommentFace"><text:s/><text:s/>uv.y<text:s/>=<text:s/>(2<text:s/>*<text:s/>gl_FragCoord.y<text:s/>-<text:s/>iResolution.y)<text:s/>/<text:s/>iResolution.y</text:span></text:p>
      <text:p text:style-name="OrgSrcBlock"><text:span text:style-name="OrgSrcFontLockCommentDelimiterFace">*/</text:span></text:p>
      <text:p text:style-name="OrgSrcBlock"/>
      <text:p text:style-name="OrgSrcBlock"><text:span text:style-name="OrgSrcFontLockKeywordFace">i</text:span><text:span text:style-name="OrgSrcFontLockKeywordFace">f</text:span><text:s/>(iResolution.x<text:s/>&gt;<text:s/>iResolution.y)<text:s/>{</text:p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如果屏幕的<text:s/>X<text:s/>轴比<text:s/>Y<text:s/>轴长</text:span></text:p>
      <text:p text:style-name="OrgSrcBlock"><text:s/><text:s/>uv.x<text:s/>*=<text:s/>iResolution.x<text:s/>/<text:s/>iResolution.y;</text:p>
      <text:p text:style-name="OrgSrcBlock"><text:s/><text:s/><text:span text:style-name="OrgSrcFontLockCommentDelimiterFace">/*</text:span></text:p>
      <text:p text:style-name="OrgSrcBlock"><text:span text:style-name="OrgSrcFontLockCommentFace"><text:s/><text:s/><text:s/><text:s/>等同于</text:span></text:p>
      <text:p text:style-name="OrgSrcBlock"><text:span text:style-name="OrgSrcFontLockCommentFace"><text:s/><text:s/><text:s/><text:s/>uv.x<text:s/>=<text:s/>(2<text:s/>*<text:s/>gl_FragCoord.x<text:s/>-<text:s/>iResolution.x)<text:s/>/<text:s/>iResolution.x<text:s/>*<text:s/>iResolution.x<text:s/>/<text:s/>iResolution.y</text:span></text:p>
      <text:p text:style-name="OrgSrcBlock"><text:span text:style-name="OrgSrcFontLockCommentFace"><text:s/><text:s/><text:s/><text:s/>uv.x<text:s/>=<text:s/>(2<text:s/>*<text:s/>gl_FragCoord.x<text:s/>-<text:s/>iResolution.x)<text:s/>/<text:s/>iResolution.y</text:span></text:p>
      <text:p text:style-name="OrgSrcBlock"/>
      <text:p text:style-name="OrgSrcBlock"><text:span text:style-name="OrgSrcFontLockCommentFace"><text:s/><text:s/><text:s/><text:s/>如果和<text:s/>y<text:s/>分量合并一起计算,<text:s/>那么就是</text:span></text:p>
      <text:p text:style-name="OrgSrcBlock"><text:span text:style-name="OrgSrcFontLockCommentFace"><text:s/><text:s/><text:s/><text:s/>uv<text:s/>=<text:s/>(2<text:s/>*<text:s/>gl_FragCoord.xy<text:s/>-<text:s/>iResolution.xy)<text:s/>/<text:s/>iResolution.y</text:span></text:p>
      <text:p text:style-name="OrgSrcBlock"><text:span text:style-name="OrgSrcFontLockCommentDelimiterFace"><text:s/><text:s/><text:s/>*/</text:span></text:p>
      <text:p text:style-name="OrgSrcBlock">}<text:s/><text:span text:style-name="OrgSrcFontLockKeywordFace">else</text:span><text:s/>{</text:p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如果屏幕的<text:s/>Y<text:s/>轴比<text:s/>X<text:s/>轴长,<text:s/>或两者相等</text:span></text:p>
      <text:p text:style-name="OrgSrcBlock"><text:s/><text:s/>uv.y<text:s/>*=<text:s/>iResolution.y<text:s/>/<text:s/>iResolution.x;</text:p>
      <text:p text:style-name="OrgSrcBlock"><text:s/><text:s/><text:span text:style-name="OrgSrcFontLockCommentDelimiterFace">/*</text:span></text:p>
      <text:p text:style-name="OrgSrcBlock"><text:span text:style-name="OrgSrcFontLockCommentFace"><text:s/><text:s/><text:s/><text:s/>等同于</text:span></text:p>
      <text:p text:style-name="OrgSrcBlock"><text:span text:style-name="OrgSrcFontLockCommentFace"><text:s/><text:s/><text:s/><text:s/>uv.y<text:s/>=<text:s/>(2<text:s/>*<text:s/>gl_FragCoord.y<text:s/>-<text:s/>iResolution.y)<text:s/>/<text:s/>iResolution.y<text:s/>*<text:s/>iResolution.y<text:s/>/<text:s/>iResolution.x</text:span></text:p>
      <text:p text:style-name="OrgSrcBlock"><text:span text:style-name="OrgSrcFontLockCommentFace"><text:s/><text:s/><text:s/><text:s/>uv.y<text:s/>=<text:s/>(2<text:s/>*<text:s/>gl_FragCoord.y<text:s/>-<text:s/>iResolution.y)<text:s/>/<text:s/>iResolution.x</text:span></text:p>
      <text:p text:style-name="OrgSrcBlock"/>
      <text:p text:style-name="OrgSrcBlock"><text:span text:style-name="OrgSrcFontLockCommentFace"><text:s/><text:s/><text:s/><text:s/>如果和<text:s/>x<text:s/>分量合并一起计算,<text:s/>那么就是</text:span></text:p>
      <text:p text:style-name="OrgSrcBlock"><text:span text:style-name="OrgSrcFontLockCommentFace"><text:s/><text:s/><text:s/><text:s/>uv<text:s/>=<text:s/>(2<text:s/>*<text:s/>gl_FragCoord.xy<text:s/>-<text:s/>iResolution.xy)<text:s/>/<text:s/>iResolution.x</text:span></text:p>
      <text:p text:style-name="OrgSrcBlock"><text:span text:style-name="OrgSrcFontLockCommentDelimiterFace"><text:s/><text:s/><text:s/>*/</text:span></text:p>
      <text:p text:style-name="OrgSrcBlock">}</text:p>
      <text:p text:style-name="OrgSrcBlock"><text:span text:style-name="OrgSrcFontLockCommentDelimiterFace">/</text:span><text:span text:style-name="OrgSrcFontLockCommentDelimiterFace">*</text:span></text:p>
      <text:p text:style-name="OrgSrcBlock"><text:span text:style-name="OrgSrcFontLockCommentFace"><text:s/><text:s/>综合两种情况来看就是</text:span></text:p>
      <text:p text:style-name="OrgSrcBlock"><text:span text:style-name="OrgSrcFontLockCommentFace"><text:s/><text:s/>uv<text:s/>=<text:s/>(2<text:s/>*<text:s/>gl_FragCoord.xy<text:s/>-<text:s/>iResolution.xy)<text:s/>/<text:s/>min(iResolution.x,<text:s/>iResolution.y)</text:span></text:p>
      <text:p text:style-name="OrgSrcBlockLastLine"><text:span text:style-name="OrgSrcFontLockCommentDelimiterFace"><text:s/>*/</text:span></text:p>
      <text:p text:style-name="Text_20_body">所以, <text:span text:style-name="OrgCode">ShaderToy</text:span> 上有不少例子都是有这一句(或类似的)
</text:p>
      <text:p text:style-name="OrgSrcBlockLastLine"><text:span text:style-name="OrgSrcFontLockTypeFace">vec</text:span><text:span text:style-name="OrgSrcFontLockTypeFace">2</text:span><text:s/><text:span text:style-name="OrgSrcFontLockVariableNameFace">uv</text:span><text:s/>=<text:s/>(2<text:s/>*<text:s/>gl_FragCoord.xy<text:s/>-<text:s/>iResolution.xy)<text:s/>/<text:s/>min(iResolution.x,<text:s/>iResolution.y);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KeywordFace" style:family="text">
      <style:text-properties fo:color="#00ffff"/>
    </style:style>
    <style:style style:name="OrgSrcBlock" style:family="paragraph" style:parent-style-name="Preformatted_20_Text">
      <style:paragraph-properties fo:background-color="#000000" fo:padding="0.049cm" fo:border="0.51pt solid #000000" style:shadow="none">
        <style:background-image/>
      </style:paragraph-properties>
      <style:text-properties fo:color="#ffffff"/>
    </style:style>
    <style:style style:name="OrgSrcFontLockCommentFace" style:family="text">
      <style:text-properties fo:color="#ff7f24"/>
    </style:style>
    <style:style style:name="OrgSrcFontLockCommentDelimiterFace" style:family="text">
      <style:text-properties fo:color="#ff7f24"/>
    </style:style>
    <style:style style:name="OrgSrcFontLockVariableNameFace" style:family="text">
      <style:text-properties fo:color="#eedd82"/>
    </style:style>
    <style:style style:name="OrgSrcFontLockTypeFace" style:family="text">
      <style:text-properties fo:color="#98fb98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saltb0rn</dc:creator>
    <meta:initial-creator>saltb0rn</meta:initial-creator>
    <dc:date>2024-03-03T13:47:13</dc:date>
    <meta:creation-date>2024-03-03T13:47:13</meta:creation-date>
    <meta:generator>Emacs 29.2 (Org mode 9.6.15)</meta:generator>
    <meta:keyword/>
    <dc:subject/>
    <dc:title>ShaderToy常见代码解释</dc:title>
  </office:meta>
</office:document-meta>
</file>